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Start</text:p>
      <text:p text:style-name="Standaard">Dit is een verhaal waar in je keuzes kunt maken, hierdoor verloopt het verhaal steeds anders. Probeer maar eens.</text:p>
      <text:p text:style-name="Standaard"/>
      <text:p text:style-name="Standaard">Stukje 1</text:p>
      <text:p text:style-name="Standaard">Je bent lekker met je vrienden buiten aan het spelen tot dat er een flinke storm aan komt. Je wilt<text:s/>eigenlijk gaan kijken wat er aan de hand is maar je vrienden willen, dat je wat anders doet.</text:p>
      <text:p text:style-name="Standaard">A je gaat naar huis = stukje 2</text:p>
      <text:p text:style-name="Standaard">B je blijft buiten spelen = stukje 3</text:p>
      <text:p text:style-name="Standaard">C je gaat op de storm af</text:p>
      <text:p text:style-name="Standaard"/>
      <text:p text:style-name="Standaard">Stukje 2 einde 1</text:p>
      <text:p text:style-name="Standaard">Je bent naar binnen gegaan en binnen is het veilig,<text:s/>daarom is dit het eind.</text:p>
      <text:p text:style-name="Standaard"/>
      <text:p text:style-name="Standaard">Stukje 3</text:p>
      <text:p text:style-name="Standaard">Het buiten spelen bevalt wel, maar er komt iemand naar je toe. Je ziet een tak leggen.</text:p>
      <text:p text:style-name="Standaard">A je pakt de tak op<text:s/>=<text:s/>stukje 4</text:p>
      <text:p text:style-name="Standaard">B je speelt veder</text:p>
      <text:p text:style-name="Standaard"/>
      <text:p text:style-name="Standaard">Stukje 4</text:p>
      <text:p text:style-name="Standaard">Je pakt de tak op, <text:s/>gaat in gevecht houding staan en kijkt wat er gebeurt. De gedaante komt steeds dichter bij en op eens hoor je<text:s/><text:s/>je naam.<text:s/>de stem die je naam zei zegt ik moet je iets belangrijks zeggen. Je hoort hem aan en je komt er achter dat, hij je twee keuzes geeft</text:p>
      <text:p text:style-name="Standaard">A keuze 1 je gaat met hem mee. De strijd aan tegen het kwaad</text:p>
      <text:p text:style-name="Standaard">B keuze 2 je gaat naar zijn schuilplaats waar alles veilig is</text:p>
      <text:p text:style-name="Standaard"/>
      <text:p text:style-name="Standaard">Stukje 5</text:p>
      <text:p text:style-name="Standaard">Je ziet dat de gedaante<text:s/>een elf is</text:p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Standa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nnis ton</meta:initial-creator>
    <dc:creator>dennis ton</dc:creator>
    <meta:creation-date>2023-10-06T12:52:00Z</meta:creation-date>
    <dc:date>2023-10-09T08:10:00Z</dc:date>
    <meta:template xlink:href="Normal.dotm" xlink:type="simple"/>
    <meta:editing-cycles>4</meta:editing-cycles>
    <meta:editing-duration>PT3240S</meta:editing-duration>
    <meta:document-statistic meta:page-count="2" meta:paragraph-count="2" meta:word-count="171" meta:character-count="1110" meta:row-count="7" meta:non-whitespace-character-count="941"/>
  </office:meta>
</office:document-meta>
</file>